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Lucida Sans1" svg:font-family="'Lucida Sans'" style:font-family-generic="swiss"/>
    <style:font-face style:name="Calibri" svg:font-family="Calibri"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style="italic" fo:font-weight="bold" style:font-size-asian="24pt" style:font-style-asian="italic" style:font-weight-asian="bold" style:font-size-complex="24pt" style:font-style-complex="italic"/>
    </style:style>
    <style:style style:name="P2" style:family="paragraph" style:parent-style-name="Standard">
      <style:paragraph-properties fo:text-align="start"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3" style:family="paragraph" style:parent-style-name="Standard">
      <style:text-properties fo:font-size="14pt" fo:font-weight="bold" style:font-size-asian="14pt" style:font-weight-asian="bold" style:font-size-complex="14pt"/>
    </style:style>
    <style:style style:name="P4" style:family="paragraph" style:parent-style-name="Standard">
      <style:text-properties fo:font-size="14pt" fo:font-weight="bold" style:font-size-asian="14pt" style:font-weight-asian="bold" style:font-size-complex="14pt" style:font-weight-complex="bold"/>
    </style:style>
    <style:style style:name="P5" style:family="paragraph" style:parent-style-name="Standard">
      <style:text-properties fo:font-size="14pt" style:font-size-asian="14pt" style:font-size-complex="14pt"/>
    </style:style>
    <style:style style:name="P6" style:family="paragraph" style:parent-style-name="Standard">
      <style:text-properties fo:font-variant="normal" fo:text-transform="none" fo:color="#222222" style:text-line-through-style="none" style:text-line-through-type="none" style:font-name="Calibri1" fo:font-size="14pt" fo:letter-spacing="normal" fo:font-style="normal" style:text-underline-style="none" fo:font-weight="bold" style:text-blinking="false" fo:background-color="transparent" style:font-size-asian="14pt" style:font-weight-asian="bold" style:font-size-complex="14pt" style:font-weight-complex="bold"/>
    </style:style>
    <style:style style:name="P7" style:family="paragraph" style:parent-style-name="Standard" style:master-page-name="Standard">
      <style:paragraph-properties fo:text-align="center" style:justify-single-word="false" style:page-number="auto"/>
      <style:text-properties fo:font-size="24pt" fo:font-weight="bold" style:font-size-asian="24pt" style:font-weight-asian="bold" style:font-size-complex="24pt"/>
    </style:style>
    <style:style style:name="P8" style:family="paragraph" style:parent-style-name="Standard" style:list-style-name="L1">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text-align="start"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10" style:family="paragraph" style:parent-style-name="Standard" style:list-style-name="L1">
      <style:paragraph-properties fo:text-align="start"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11" style:family="paragraph" style:parent-style-name="Standard" style:list-style-name="L2">
      <style:paragraph-properties fo:text-align="start"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12" style:family="paragraph" style:parent-style-name="Standard">
      <style:text-properties fo:font-size="14pt" fo:font-weight="bold" style:font-size-asian="14pt" style:font-weight-asian="bold" style:font-size-complex="14pt" style:font-weight-complex="bold"/>
    </style:style>
    <style:style style:name="P13" style:family="paragraph" style:parent-style-name="Standard">
      <style:text-properties fo:font-size="14pt" style:font-size-asian="14pt" style:font-size-complex="14pt"/>
    </style:style>
    <style:style style:name="P14" style:family="paragraph" style:parent-style-name="Standard" style:list-style-name="L3">
      <style:text-properties fo:font-size="14pt" style:font-size-asian="14pt" style:font-size-complex="14pt"/>
    </style:style>
    <style:style style:name="P15" style:family="paragraph" style:parent-style-name="Standard" style:list-style-name="L8">
      <style:text-properties fo:font-size="14pt" style:font-size-asian="14pt" style:font-size-complex="14pt"/>
    </style:style>
    <style:style style:name="P16" style:family="paragraph" style:parent-style-name="Standard">
      <style:text-properties fo:font-size="14pt" fo:font-weight="normal" style:font-size-asian="14pt" style:font-weight-asian="normal" style:font-size-complex="14pt" style:font-weight-complex="normal"/>
    </style:style>
    <style:style style:name="P17" style:family="paragraph" style:parent-style-name="Standard" style:list-style-name="L4">
      <style:text-properties fo:font-size="14pt" fo:font-weight="normal" style:font-size-asian="14pt" style:font-weight-asian="normal" style:font-size-complex="14pt" style:font-weight-complex="normal"/>
    </style:style>
    <style:style style:name="P18" style:family="paragraph" style:parent-style-name="Standard" style:list-style-name="L5">
      <style:text-properties fo:font-size="14pt" fo:font-weight="normal" style:font-size-asian="14pt" style:font-weight-asian="normal" style:font-size-complex="14pt" style:font-weight-complex="normal"/>
    </style:style>
    <style:style style:name="P19" style:family="paragraph" style:parent-style-name="Standard" style:list-style-name="L6">
      <style:text-properties fo:font-size="14pt" fo:font-weight="normal" style:font-size-asian="14pt" style:font-weight-asian="normal" style:font-size-complex="14pt" style:font-weight-complex="normal"/>
    </style:style>
    <style:style style:name="P20" style:family="paragraph" style:parent-style-name="Standard" style:list-style-name="L7">
      <style:text-properties fo:font-size="14pt" fo:font-weight="normal" style:font-size-asian="14pt" style:font-weight-asian="normal" style:font-size-complex="14pt" style:font-weight-complex="normal"/>
    </style:style>
    <style:style style:name="P21" style:family="paragraph" style:parent-style-name="Standard" style:list-style-name="L1">
      <style:paragraph-properties fo:text-align="start" style:justify-single-word="false"/>
      <style:text-properties fo:font-style="normal" fo:font-weight="bold" style:font-style-asian="normal" style:font-weight-asian="bold" style:font-style-complex="normal" style:font-weight-complex="bold"/>
    </style:style>
    <style:style style:name="P22" style:family="paragraph" style:parent-style-name="Standard" style:list-style-name="L8">
      <style:text-properties fo:font-variant="normal" fo:text-transform="none" fo:color="#222222" style:text-line-through-style="none" style:text-line-through-type="none" style:font-name="Calibri1" fo:font-size="14pt" fo:letter-spacing="normal" fo:font-style="normal" style:text-underline-style="none" fo:font-weight="normal" style:text-blinking="false" fo:background-color="transparent" style:font-size-asian="14pt" style:font-size-complex="14pt"/>
    </style:style>
    <style:style style:name="P23" style:family="paragraph" style:parent-style-name="Standard" style:list-style-name="L9">
      <style:text-properties fo:font-variant="normal" fo:text-transform="none" fo:color="#222222" style:text-line-through-style="none" style:text-line-through-type="none" style:font-name="Calibri1" fo:font-size="14pt" fo:letter-spacing="normal" fo:font-style="normal" style:text-underline-style="none" fo:font-weight="normal" style:text-blinking="false" fo:background-color="transparent" style:font-size-asian="14pt" style:font-weight-asian="normal" style:font-size-complex="14pt" style:font-weight-complex="normal"/>
    </style:style>
    <style:style style:name="P24" style:family="paragraph" style:parent-style-name="Standard" style:list-style-name="L10">
      <style:paragraph-properties fo:text-align="start" style:justify-single-word="false"/>
      <style:text-properties fo:font-variant="normal" fo:text-transform="none" fo:color="#222222" style:text-line-through-style="none" style:text-line-through-type="none" style:font-name="Calibri1" fo:font-size="14pt" fo:letter-spacing="normal" fo:font-style="normal" style:text-underline-style="none" fo:font-weight="normal" style:text-blinking="false" fo:background-color="transparent" style:font-size-asian="14pt" style:font-weight-asian="normal" style:font-size-complex="14pt" style:font-weight-complex="normal"/>
    </style:style>
    <style:style style:name="T1" style:family="text">
      <style:text-properties fo:font-weight="bold" style:font-weight-asian="bold" style:font-weight-complex="bold"/>
    </style:style>
    <style:style style:name="T2" style:family="text">
      <style:text-properties fo:font-size="14pt" style:font-size-asian="14pt" style:font-size-complex="14pt"/>
    </style:style>
    <style:style style:name="T3" style:family="text">
      <style:text-properties fo:font-size="14pt" fo:font-weight="normal" style:font-size-asian="14pt" style:font-weight-asian="normal" style:font-size-complex="14pt" style:font-weight-complex="normal"/>
    </style:style>
    <style:style style:name="T4" style:family="text">
      <style:text-properties fo:font-size="14pt" fo:font-weight="normal" officeooo:rsid="001c8af4" style:font-size-asian="14pt" style:font-weight-asian="normal" style:font-size-complex="14pt" style:font-weight-complex="normal"/>
    </style:style>
    <style:style style:name="T5" style:family="text">
      <style:text-properties fo:font-size="14pt" fo:font-weight="bold" style:font-size-asian="14pt" style:font-weight-asian="bold" style:font-size-complex="14pt" style:font-weight-complex="bold"/>
    </style:style>
    <style:style style:name="T6" style:family="text">
      <style:text-properties fo:font-variant="normal" fo:text-transform="none" fo:color="#222222" style:text-line-through-style="none" style:text-line-through-type="none" fo:letter-spacing="normal" fo:font-style="normal" style:text-underline-style="none" fo:font-weight="normal" style:text-blinking="false" fo:background-color="transparent" loext:char-shading-value="0"/>
    </style:style>
    <style:style style:name="T7" style:family="text">
      <style:text-properties fo:font-variant="normal" fo:text-transform="none" fo:color="#222222" style:text-line-through-style="none" style:text-line-through-type="none" fo:letter-spacing="normal" style:text-underline-style="none" style:text-blinking="false" fo:background-color="transparent" loext:char-shading-value="0"/>
    </style:style>
    <style:style style:name="T8" style:family="text">
      <style:text-properties officeooo:rsid="001c8af4"/>
    </style:style>
    <style:style style:name="T9" style:family="text">
      <style:text-properties officeooo:rsid="001d7ab2"/>
    </style:style>
    <style:style style:name="T10" style:family="text">
      <style:text-properties officeooo:rsid="0020745d"/>
    </style:style>
    <style:style style:name="T11" style:family="text">
      <style:text-properties officeooo:rsid="0020959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UTTO ELETTRONICA</text:p>
      <text:p text:style-name="P1">Problem Statement</text:p>
      <text:p text:style-name="P1"/>
      <text:p text:style-name="P1"/>
      <text:p text:style-name="P1"/>
      <text:list xml:id="list777463837" text:style-name="L1">
        <text:list-item>
          <text:p text:style-name="P8">The Problem<text:tab/><text:tab/><text:tab/><text:tab/><text:tab/><text:tab/><text:tab/></text:p>
        </text:list-item>
        <text:list-item>
          <text:p text:style-name="P8">Scenari<text:tab/><text:tab/><text:tab/><text:tab/><text:tab/><text:tab/><text:tab/><text:tab/></text:p>
          <text:p text:style-name="P21"><text:span text:style-name="T3">2.1</text:span><text:span text:style-name="T2"> <text:s/></text:span><text:span text:style-name="T3">Pren</text:span><text:span text:style-name="T4">o</text:span><text:span text:style-name="T3">tazione di un prodotto</text:span></text:p>
          <text:p text:style-name="P10">2.2 <text:s/>Riparazione di un prodotto</text:p>
        </text:list-item>
        <text:list-item>
          <text:p text:style-name="P8">Requisiti </text:p>
        </text:list-item>
      </text:list>
      <text:list xml:id="list3730022789" text:style-name="L2">
        <text:list-item>
          <text:list>
            <text:list-item>
              <text:p text:style-name="P11"><text:s/>Requisiti funzionali</text:p>
              <text:p text:style-name="P11">3.1.1 Requisiti funzionali utente</text:p>
              <text:p text:style-name="P11">3.1.2 Requisiti funzionali amministratore del catalogo</text:p>
              <text:p text:style-name="P11">3.1.3 Requisiti funzionali amministratore per le riparazioni</text:p>
              <text:p text:style-name="P11">3.1.4 Requisiti funzionali amministratore prodotti</text:p>
              <text:p text:style-name="P11">3.1.5 Requisiti funzionali amministratore generale</text:p>
            </text:list-item>
            <text:list-item>
              <text:p text:style-name="P11"><text:s/>Requisiti non funzionali</text:p>
            </text:list-item>
          </text:list>
        </text:list-item>
      </text:list>
      <text:p text:style-name="P2"><text:s text:c="6"/>4. <text:span text:style-name="T1">Target Environment</text:span></text:p>
      <text:p text:style-name="P2"/>
      <text:p text:style-name="P2"/>
      <text:p text:style-name="P2"/>
      <text:p text:style-name="P2"/>
      <text:p text:style-name="P2"/>
      <text:p text:style-name="P2"/>
      <text:p text:style-name="P2"><text:tab/></text:p>
      <text:p text:style-name="P3"><text:soft-page-break/>1. THE PROBLEM </text:p>
      <text:p text:style-name="P5">Il sistema è stato progettato al fine di migliorare la distribuzione e la pubblicizzazione dei prodotti del negozio di elettronica. Precedentemente alla realizzazione del sistema l’approccio col cliente era esclusivamente fisico, quindi limitato e disorganizzato, con la nascita del sistema questo ambito viene migliorato. Ovviamente c’è un incremento dei guadagni e di conseguenza un’ evoluzione del negozio. Tutto ciò rende la gestione delle informazioni, come l’aggiornamento dei prodotti, l’appuntamento con il personale, più veloce e versatile. A differenza delle grandi aziende che mirano ad una clientela più ampia, una piccola realtà come “Tutto Elettronica” può offrire maggiore assistenza ai singoli clienti. </text:p>
      <text:p text:style-name="P5"/>
      <text:p text:style-name="P4">2. SCENARI</text:p>
      <text:p text:style-name="P4">2.1 <text:s/>Prenotazione di un prodotto</text:p>
      <text:p text:style-name="P5">Jacopo, un utente registrato, vuole prenotare un prodotto presente nel sistema. Per la scelta dei prodotti Jacopo può consultare il catalogo offerto dal sito che può essere visualizzato in vari modi: tramite una barra di ricerca per cercare uno specifico prodotto oppure dopo aver scelto una categoria(batterie, arduino, componenti, pannelli solari, altoparlanti, informatica, illuminazione, attrezzatura, accessori, alimentazione, telecomand<text:span text:style-name="T11">i</text:span>, radiocomand<text:span text:style-name="T11">i</text:span>) verrà visualizzato l'elenco dei prodotti a cui è interessato, può scegliere uno o più prodotti e può aggiungerli al carrello. Dopo aver finito la ricerca, può decidere di prenotare i prodotti all'interno del carrello oppure di rimuoverli. Nel caso in cui venga effettuata la prenotazione di uno o più prodotti la quantità sul sito verrà aggiornata. Jacopo una volta prenotati i prodotti ha 3 giorni per effettuare il ritiro in negozio. In questo periodo Jacopo potrà recarsi al negozio dove effettuando il pagamento ritirerà la merce prenotata, dopo aver fatto questa operazione anche la quantità effettiva presente in magazzino verrà aggiornata. Nel caso in cui Jacopo non si presentasse in negozio la prenotazione verrà annullata, di conseguenza la quantità effettiva in negozio rimarrà invariata e si procederà al ri-aggiornamento della quantità specificata sul sito.<text:span text:style-name="T9"> Se Jacopo effettua tre prenotazioni e in nessuno di questi casi effettua il ritiro in negozio, allora il suo account viene rimosso.</text:span></text:p>
      <text:p text:style-name="P5"/>
      <text:p text:style-name="P4"/>
      <text:p text:style-name="P4"/>
      <text:p text:style-name="P4"/>
      <text:p text:style-name="P4"><text:soft-page-break/>2.2 Riparazione di un prodotto</text:p>
      <text:p text:style-name="P5">Gaetano vuole commissionare una riparazione al negozio. Entrando nel sito Gaetano visualizza un elenco di date disponibili, che sono state precedentemente aggiunte dall'amministratore per le riparazioni, per parlare con un responsabile. Una volta scelta la data, Gaetano inserisce la marca, la tipologia, la dimensione e una breve descrizione del problema. Prenotato l'appuntamento può presentarsi fisicamente in negozio, dove può discutere dettagliatamente con il responsabile ed eventualmente consegnare il prodotto da riparare. Nel caso in cui Gaetano non consegna il prodotto al negozio, la prenotazione viene annullata e vengono eliminati tutti i dati inseriti in fase di prenotazione. Nel caso in cui Gaetano consegna il prodotto da riparare, successivamente può controllare nella sua area personale, sul sito, i progressi sullo stato della riparazione, che vengono aggiornati dall'amministratore che si occupa delle riparazioni. Una volta che il prodotto è stato riparato, l'utente può recarsi in negozio per il ritiro. <text:span text:style-name="T8">Ritirato il prodotto, nell’area personale, Gaetano visualizzerà come stato del prodotto “ritirato”.</text:span></text:p>
      <text:p text:style-name="P5"/>
      <text:p text:style-name="Standard"><text:span text:style-name="T5">3.1 REQUISITI FUNZIONALI</text:span><text:span text:style-name="T2">:</text:span></text:p>
      <text:p text:style-name="P4">3.1.1 REQUISITI FUNZIONALI UTENTE:</text:p>
      <text:list xml:id="list2164206475" text:style-name="L3">
        <text:list-item>
          <text:p text:style-name="P14">deve potersi registrare</text:p>
        </text:list-item>
        <text:list-item>
          <text:p text:style-name="P14">deve poter accedere alla sua area personale</text:p>
        </text:list-item>
        <text:list-item>
          <text:p text:style-name="P14">deve poter modificare le proprie informazioni personali</text:p>
        </text:list-item>
        <text:list-item>
          <text:p text:style-name="P14">deve poter visualizzare il catalogo</text:p>
        </text:list-item>
        <text:list-item>
          <text:p text:style-name="P14">deve poter aggiungere prodotti al carrello</text:p>
        </text:list-item>
        <text:list-item>
          <text:p text:style-name="P14">deve poter prenotare e/o eliminare i prodotti presenti nel carrello</text:p>
        </text:list-item>
        <text:list-item>
          <text:p text:style-name="P14">deve poter prenotare un appuntamento per una riparazione</text:p>
        </text:list-item>
        <text:list-item>
          <text:p text:style-name="P14">deve poter visualizzare lo stato della riparazione</text:p>
        </text:list-item>
      </text:list>
      <text:p text:style-name="P4">3.1.2 REQUISITI FUNZIONALI AMMINISTRATORE DEL CATALOGO:</text:p>
      <text:list xml:id="list1242527839" text:style-name="L4">
        <text:list-item>
          <text:p text:style-name="P17">deve poter aggiungere un prodotto al catalogo</text:p>
        </text:list-item>
        <text:list-item>
          <text:p text:style-name="P17">deve poter rimuovere un prodotto dal catalogo</text:p>
        </text:list-item>
      </text:list>
      <text:p text:style-name="P4"/>
      <text:p text:style-name="P4"/>
      <text:p text:style-name="P4"><text:soft-page-break/>3.1.3 REQUISITI FUNZIONALI AMMINISTRATORE PER LE RIPARAZIONI:</text:p>
      <text:list xml:id="list1588219003" text:style-name="L5">
        <text:list-item>
          <text:p text:style-name="P18">deve poter comunicare date in cui è disponibile per l'incontro</text:p>
        </text:list-item>
        <text:list-item>
          <text:p text:style-name="P18">deve poter aggiornare lo stato delle riparazioni</text:p>
        </text:list-item>
      </text:list>
      <text:p text:style-name="P4">3.1.4 REQUISITI FUNZIONALI AMMINISTRATORE PRODOTTI:</text:p>
      <text:list xml:id="list2561348023" text:style-name="L6">
        <text:list-item>
          <text:p text:style-name="P19">deve poter modificare le caratteristiche dei prodotti </text:p>
        </text:list-item>
        <text:list-item>
          <text:p text:style-name="P19">deve poter aggiungere prodotti in promozione</text:p>
        </text:list-item>
      </text:list>
      <text:p text:style-name="P4">3.1.5 REQUISITI FUNZIONALI AMMINISTRATORE GENERALE:</text:p>
      <text:list xml:id="list847369365" text:style-name="L7">
        <text:list-item>
          <text:p text:style-name="P20">deve poter effettuare le operazioni degli altri amministratori</text:p>
        </text:list-item>
        <text:list-item>
          <text:p text:style-name="P20">deve poter visualizzare i dati degli utenti del sito</text:p>
        </text:list-item>
        <text:list-item>
          <text:p text:style-name="P20">deve poter modificare il ruolo delle altre entità del sito</text:p>
        </text:list-item>
      </text:list>
      <text:p text:style-name="P16"/>
      <text:p text:style-name="P4">3.2 REQUISITI NON FUNZIONALI</text:p>
      <text:list xml:id="list2882519956" text:style-name="L8">
        <text:list-item>
          <text:p text:style-name="P15">Il sistema deve fornire un'interfaccia grafica che fornisce un accesso semplificato alle funzioni offerte</text:p>
        </text:list-item>
        <text:list-item>
          <text:p text:style-name="P15">Il sistema deve permettere l'accesso simultaneo da parte di più utenti</text:p>
        </text:list-item>
        <text:list-item>
          <text:p text:style-name="P22">Il dominio dell'applicazione deve essere modellato con UML.</text:p>
        </text:list-item>
      </text:list>
      <text:list xml:id="list3064856881" text:style-name="L9">
        <text:list-item>
          <text:p text:style-name="P23">Il linguaggio di programmazione deve essere Java</text:p>
        </text:list-item>
        <text:list-item>
          <text:p text:style-name="P23">Tutti i documenti del progetto devono essere pubblicati in formato pdf</text:p>
        </text:list-item>
        <text:list-item>
          <text:p text:style-name="P23">Il linguaggio di markup deve essere HTML5 </text:p>
        </text:list-item>
        <text:list-item>
          <text:p text:style-name="P23">Il DBMS deve essere MySQL</text:p>
          <text:p text:style-name="P23"/>
        </text:list-item>
      </text:list>
      <text:p text:style-name="P6">4. TARGET ENVIRONMENT</text:p>
      <text:list xml:id="list3394078886" text:style-name="L10">
        <text:list-item>
          <text:p text:style-name="P24">Gli utenti devono utilizzare il sito tramite un browser che supporta Javascript e Jquery </text:p>
        </text:list-item>
        <text:list-item>
          <text:p text:style-name="P24">Il sito deve essere visualizzabile sui browser principali(Chrome, Firefox, Edge e Safari<text:span text:style-name="T10">).</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Lucida Sans1" svg:font-family="'Lucida Sans'" style:font-family-generic="swiss"/>
    <style:font-face style:name="Calibri" svg:font-family="Calibri"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font-independent-line-spacing="false">
        <style:tab-stops/>
      </style:paragraph-properties>
      <style:text-properties style:use-window-font-color="true" style:font-name="Calibri" fo:font-size="11pt" fo:language="it" fo:country="IT" style:font-name-asian="SimSun" style:font-size-asian="11pt" style:language-asian="en" style:country-asian="US" style:font-name-complex="Tahoma" style:font-size-complex="11pt" style:language-complex="ar" style:country-complex="SA"/>
    </style:default-style>
    <style:default-style style:family="paragraph">
      <style:paragraph-properties fo:margin-top="0cm" fo:margin-bottom="0.282cm" loext:contextual-spacing="false" fo:line-height="107%" fo:hyphenation-ladder-count="no-limit" style:text-autospace="ideograph-alpha" style:punctuation-wrap="hanging" style:line-break="strict" style:tab-stop-distance="1.249cm" style:writing-mode="lr-tb"/>
      <style:text-properties style:use-window-font-color="true" style:font-name="Calibri" fo:font-size="11pt" fo:language="it" fo:country="IT"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ListLabel_20_1" style:display-name="ListLabel 1" style:family="text">
      <style:text-properties style:font-name-complex="Calibri2" style:font-family-complex="Calibri"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1" fo:font-family="OpenSymbol" fo:font-size="11pt" style:font-name-asian="OpenSymbol1" style:font-family-asian="OpenSymbol" style:font-size-asian="11pt" style:font-name-complex="OpenSymbol1" style:font-family-complex="OpenSymbol" style:font-size-complex="11pt"/>
    </style:style>
    <style:style style:name="Numbering_20_Symbols" style:display-name="Numbering Symbols" style:family="text">
      <style:text-properties fo:font-size="14pt" fo:font-weight="normal" style:font-size-asian="14pt" style:font-weight-asian="normal" style:font-size-complex="14pt" style:font-weight-complex="norm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e"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e"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e"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e"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e"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e"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e"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e"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cm" fo:margin-right="2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ffaele villani</meta:initial-creator>
    <meta:editing-cycles>26</meta:editing-cycles>
    <meta:creation-date>2018-10-11T08:23:00</meta:creation-date>
    <dc:date>2018-10-16T18:32:23.647000000</dc:date>
    <meta:editing-duration>PT3H17M25S</meta:editing-duration>
    <meta:generator>LibreOffice/5.4.6.2$Windows_X86_64 LibreOffice_project/4014ce260a04f1026ba855d3b8d91541c224eab8</meta:generator>
    <meta:document-statistic meta:table-count="0" meta:image-count="0" meta:object-count="0" meta:page-count="4" meta:paragraph-count="58" meta:word-count="825" meta:character-count="5658" meta:non-whitespace-character-count="488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